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officeooo:paragraph-rsid="0085baa4"/>
    </style:style>
    <style:style style:name="P3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P4" style:family="paragraph" style:parent-style-name="Thesis_5f_body">
      <style:paragraph-properties fo:text-align="center" style:justify-single-word="false"/>
    </style:style>
    <style:style style:name="P5" style:family="paragraph" style:parent-style-name="Thesis_5f_body">
      <style:paragraph-properties fo:text-align="end" style:justify-single-word="false"/>
    </style:style>
    <style:style style:name="P6" style:family="paragraph" style:parent-style-name="Thesis_5f_body">
      <style:paragraph-properties fo:text-align="center" style:justify-single-word="false"/>
      <style:text-properties fo:text-transform="uppercase" fo:font-size="12pt" fo:language="bg" fo:country="BG" fo:font-weight="bold" officeooo:paragraph-rsid="0085baa4" style:font-size-asian="12pt" style:font-weight-asian="bold" style:font-size-complex="12pt" style:font-weight-complex="bold"/>
    </style:style>
    <style:style style:name="P7" style:family="paragraph" style:parent-style-name="Thesis_5f_body">
      <style:text-properties officeooo:rsid="00838e15"/>
    </style:style>
    <style:style style:name="P8" style:family="paragraph" style:parent-style-name="Thesis_5f_Heading1" style:list-style-name="" style:master-page-name="Thesis_5f_bodyPage">
      <style:paragraph-properties fo:margin-left="0cm" fo:margin-right="0cm" fo:text-align="center" style:justify-single-word="false" fo:text-indent="0cm" style:auto-text-indent="false" style:page-number="auto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bg" fo:country="BG" style:font-size-asian="12pt" style:font-size-complex="12pt"/>
    </style:style>
    <style:style style:name="T4" style:family="text">
      <style:text-properties fo:font-size="12pt" fo:language="bg" fo:country="BG" officeooo:rsid="00838e15" style:font-size-asian="12pt" style:font-size-complex="12pt"/>
    </style:style>
    <style:style style:name="T5" style:family="text">
      <style:text-properties fo:text-transform="uppercase" fo:language="bg" fo:country="BG" fo:font-weight="bold" style:font-weight-asian="bold" style:font-weight-complex="bold"/>
    </style:style>
    <style:style style:name="T6" style:family="text">
      <style:text-properties fo:text-transform="uppercase" fo:language="bg" fo:country="BG" fo:font-weight="bold" officeooo:rsid="0087b24a" style:font-weight-asian="bold" style:font-weight-complex="bold"/>
    </style:style>
    <style:style style:name="T7" style:family="text">
      <style:text-properties style:font-size-complex="12pt"/>
    </style:style>
    <style:style style:name="T8" style:family="text">
      <style:text-properties officeooo:rsid="00838e15" style:font-size-complex="12pt"/>
    </style:style>
    <style:style style:name="T9" style:family="text">
      <style:text-properties fo:font-style="italic" fo:font-weight="bold" style:font-style-asian="italic" style:font-weight-asian="bold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5">Д</text:span><text:span text:style-name="T6">екларация за оригиналност и достоверност</text:span></text:h>
      <text:p text:style-name="P6"><text:tab/></text:p>
      <text:p text:style-name="P2"><text:span text:style-name="T2">o</text:span><text:span text:style-name="T3">т</text:span><text:span text:style-name="T1"> </text:span></text:p>
      <text:p text:style-name="P3"/>
      <text:p text:style-name="P1">Стефания Ласло Клайн</text:p>
      <text:p text:style-name="P4"/>
      <text:p text:style-name="P4"/>
      <text:p text:style-name="Thesis_5f_body"/>
      <text:p text:style-name="Thesis_5f_body"/>
      <text:p text:style-name="Thesis_5f_body"><text:span text:style-name="T7">Във връзка с провеждането на процедура за </text:span><text:span text:style-name="T8">придобиване на научна и образователна степен „доктор“</text:span><text:span text:style-name="T9"> </text:span><text:span text:style-name="T7">в Института по биоразнообразие и екосистемни изследвания – БАН, еднозначно декларирам:</text:span></text:p>
      <text:p text:style-name="Thesis_5f_body"/>
      <text:p text:style-name="Thesis_5f_body">1. Резултатите, обсъжданията и изводите в научната продукция, които представям в процедурата, са оригинални и не са заимствани без цитиране от изследвания и публикации, в които нямам участия.</text:p>
      <text:p text:style-name="Thesis_5f_body"/>
      <text:p text:style-name="Thesis_5f_body">2. Представената от мен информация във вид на копия на документи и публикации, лично съставени справки и др. съответства на обективната истина.</text:p>
      <text:p text:style-name="Thesis_5f_body"/>
      <text:p text:style-name="Thesis_5f_body"/>
      <text:p text:style-name="Thesis_5f_body"/>
      <text:p text:style-name="Thesis_5f_body"/>
      <text:p text:style-name="P5">Д Е К Л А Р А Т О Р :..............................</text:p>
      <text:p text:style-name="P5"><text:span text:style-name="T3"><text:tab/></text:span><text:span text:style-name="T1"><text:tab/><text:tab/><text:tab/></text:span><text:span text:style-name="T3">/</text:span><text:span text:style-name="T4">Стефания Клайн</text:span><text:span text:style-name="T3">/</text:span></text:p>
      <text:p text:style-name="Thesis_5f_body"/>
      <text:p text:style-name="P7">31.05.2019</text:p>
      <text:p text:style-name="Thesis_5f_body">гр. София</text:p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line-height="150%" fo:text-align="justify" style:justify-single-word="false" fo:orphans="2" fo:widows="2" fo:text-indent="1.109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2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default-outline-level="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1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Нормален_20__28_уеб_29_" style:display-name="Нормален (уеб)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Numbering_20_Symbols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5:43:12.504952725</meta:creation-date>
    <meta:editing-duration>PT2M17S</meta:editing-duration>
    <meta:editing-cycles>10</meta:editing-cycles>
    <meta:generator>LibreOffice/6.0.7.3$Linux_X86_64 LibreOffice_project/00m0$Build-3</meta:generator>
    <meta:initial-creator>SK </meta:initial-creator>
    <dc:date>2019-06-12T17:00:33.212774660</dc:date>
    <dc:creator>SK </dc:creator>
    <meta:document-statistic meta:table-count="0" meta:image-count="0" meta:object-count="0" meta:page-count="1" meta:paragraph-count="11" meta:word-count="99" meta:character-count="671" meta:non-whitespace-character-count="575"/>
    <meta:template xlink:type="simple" xlink:actuate="onRequest" xlink:title="thesis_styles" xlink:href="../../../../../../../../../../home/sklayn/Templates/thesis_styles.ott" meta:date="2019-05-31T15:43:12.056909664"/>
  </office:meta>
</office:document-meta>
</file>